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01bb6" officeooo:paragraph-rsid="00101bb6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officeooo:rsid="00101bb6" officeooo:paragraph-rsid="00101bb6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officeooo:rsid="00101bb6" officeooo:paragraph-rsid="00101bb6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08059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officeooo:rsid="00101bb6" officeooo:paragraph-rsid="00101bb6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101bb6" officeooo:paragraph-rsid="00101bb6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026fd" officeooo:paragraph-rsid="001026fd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officeooo:rsid="001026fd" officeooo:paragraph-rsid="001026fd" style:font-size-asian="12.25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officeooo:rsid="00108059" officeooo:paragraph-rsid="00108059" style:font-size-asian="12.25pt" style:font-style-asian="normal" style:font-size-complex="14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4pt" officeooo:rsid="001253a4" officeooo:paragraph-rsid="001253a4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253a4" officeooo:paragraph-rsid="001475be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253a4" officeooo:paragraph-rsid="00160f3f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42c4c" officeooo:paragraph-rsid="00142c4c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475be" officeooo:paragraph-rsid="001475be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60f3f" officeooo:paragraph-rsid="00160f3f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60f3f" officeooo:paragraph-rsid="00160f3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60f3f" officeooo:paragraph-rsid="0017820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253a4" officeooo:paragraph-rsid="0017820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7820c" officeooo:paragraph-rsid="0017820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1253a4" officeooo:paragraph-rsid="001253a4"/>
    </style:style>
    <style:style style:name="P21" style:family="paragraph" style:parent-style-name="Standard">
      <style:paragraph-properties fo:text-align="start" style:justify-single-word="false"/>
      <style:text-properties officeooo:rsid="001253a4" officeooo:paragraph-rsid="0017820c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26fd"/>
    </style:style>
    <style:style style:name="T3" style:family="text">
      <style:text-properties fo:font-size="14pt" fo:font-style="normal" officeooo:rsid="00108059" style:font-size-asian="12.25pt" style:font-style-asian="normal" style:font-size-complex="14pt" style:font-style-complex="normal"/>
    </style:style>
    <style:style style:name="T4" style:family="text">
      <style:text-properties fo:font-size="14pt" fo:font-style="normal" style:font-size-asian="14pt" style:font-style-asian="normal" style:font-size-complex="14pt" style:font-style-complex="normal"/>
    </style:style>
    <style:style style:name="T5" style:family="text">
      <style:text-properties fo:font-size="14pt" fo:font-style="normal" officeooo:rsid="00108059" style:font-size-asian="14pt" style:font-style-asian="normal" style:font-size-complex="14pt" style:font-style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08059" style:font-size-asian="14pt" style:font-size-complex="14pt"/>
    </style:style>
    <style:style style:name="T8" style:family="text">
      <style:text-properties style:text-position="sub 58%" fo:font-size="14pt" fo:font-style="normal" style:font-size-asian="14pt" style:font-style-asian="normal" style:font-size-complex="14pt" style:font-style-complex="normal"/>
    </style:style>
    <style:style style:name="T9" style:family="text">
      <style:text-properties style:text-position="sub 58%" fo:font-size="14pt" style:font-size-asian="14pt" style:font-size-complex="14pt"/>
    </style:style>
    <style:style style:name="T10" style:family="text">
      <style:text-properties style:text-position="sub 58%" fo:font-style="normal" style:font-style-asian="normal" style:font-style-complex="normal"/>
    </style:style>
    <style:style style:name="T11" style:family="text">
      <style:text-properties style:text-position="sub 58%" fo:font-style="normal" officeooo:rsid="001475be" style:font-style-asian="normal" style:font-style-complex="normal"/>
    </style:style>
    <style:style style:name="T12" style:family="text">
      <style:text-properties style:text-position="sub 58%" fo:font-style="normal" officeooo:rsid="00160f3f" style:font-style-asian="normal" style:font-style-complex="normal"/>
    </style:style>
    <style:style style:name="T13" style:family="text">
      <style:text-properties style:text-position="sub 58%" fo:font-style="normal" officeooo:rsid="00108059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01bb6" style:font-style-asian="normal" style:font-style-complex="normal"/>
    </style:style>
    <style:style style:name="T16" style:family="text">
      <style:text-properties fo:font-style="normal" officeooo:rsid="001026fd" style:font-style-asian="normal" style:font-style-complex="normal"/>
    </style:style>
    <style:style style:name="T17" style:family="text">
      <style:text-properties fo:font-style="normal" officeooo:rsid="00108059" style:font-style-asian="normal" style:font-style-complex="normal"/>
    </style:style>
    <style:style style:name="T18" style:family="text">
      <style:text-properties fo:font-style="normal" officeooo:rsid="001475be" style:font-style-asian="normal" style:font-style-complex="normal"/>
    </style:style>
    <style:style style:name="T19" style:family="text">
      <style:text-properties fo:font-style="normal" officeooo:rsid="00160f3f" style:font-style-asian="normal" style:font-style-complex="normal"/>
    </style:style>
    <style:style style:name="T20" style:family="text">
      <style:text-properties fo:font-style="normal" officeooo:rsid="0017820c" style:font-style-asian="normal" style:font-style-complex="normal"/>
    </style:style>
    <style:style style:name="T21" style:family="text">
      <style:text-properties fo:font-style="normal" officeooo:rsid="00196127" style:font-style-asian="normal" style:font-style-complex="normal"/>
    </style:style>
    <style:style style:name="T22" style:family="text">
      <style:text-properties fo:font-style="normal" officeooo:rsid="00108059" style:font-size-asian="12.25pt" style:font-style-asian="normal" style:font-style-complex="normal"/>
    </style:style>
    <style:style style:name="gr1" style:family="graphic">
      <style:graphic-properties draw:fill-color="#000000" draw:textarea-horizontal-align="justify" draw:textarea-vertical-align="middle" draw:auto-grow-height="false" fo:min-height="0.2736in" fo:min-width="0.273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9</text:p>
      <text:p text:style-name="P1"/>
      <text:p text:style-name="P1"/>
      <text:p text:style-name="P2">State the bakery algorithm. List its properties and prove each of them. </text:p>
      <text:p text:style-name="P2"/>
      <text:p text:style-name="P5"><text:span text:style-name="T1">SHARED:</text:span></text:p>
      <text:p text:style-name="P5"><text:span text:style-name="T1"/></text:p>
      <text:p text:style-name="P5">inter[n], number[n]</text:p>
      <text:p text:style-name="P5"/>
      <text:p text:style-name="P6">Code for process i</text:p>
      <text:p text:style-name="P3"/>
      <text:p text:style-name="P3">inter[i] = true</text:p>
      <text:p text:style-name="P3">number[i] = max (number[1], …, number[n]) + 1</text:p>
      <text:p text:style-name="P3">while (exist k != <text:span text:style-name="T2">i</text:span> s.t. : <text:span text:style-name="T2">inter[k] == true AND (number[i], i) &gt; number[k], k)) {}</text:span></text:p>
      <text:p text:style-name="P8">&lt;CS&gt;</text:p>
      <text:p text:style-name="P8">inter[i] = false</text:p>
      <text:p text:style-name="P8"/>
      <text:p text:style-name="P7">Mutual exclusion:</text:p>
      <text:p text:style-name="P8"/>
      <text:p text:style-name="P9"><text:tab/>Assume for the sake of the contradiction that the bakery algorithm doesn’t provide <text:tab/>mutual exclusion. Assuming a set A of processes interested by enter in the CS.</text:p>
      <text:p text:style-name="P4"><text:span text:style-name="T3"><text:tab/></text:span><text:span text:style-name="T5">Assuming a </text:span><text:span text:style-name="T6">∈ </text:span><text:span text:style-name="T7">A in the CS, then examining the code we have:</text:span></text:p>
      <text:p text:style-name="P20"><text:span text:style-name="T6"><text:tab/>Write</text:span><text:span text:style-name="T9">a</text:span><text:span text:style-name="T4">(inter[a] = true) → Write</text:span><text:span text:style-name="T8">a</text:span><text:span text:style-name="T4">(number[a] = 1) →</text:span></text:p>
      <text:p text:style-name="P10"><text:span text:style-name="T14"><text:tab/>Read</text:span><text:span text:style-name="T10">a</text:span><text:span text:style-name="T14">(not </text:span><text:span text:style-name="T15">exist k != </text:span><text:span text:style-name="T16">i</text:span><text:span text:style-name="T15"> s.t. : </text:span><text:span text:style-name="T16">inter[k] == true AND (number[</text:span><text:span text:style-name="T18">a</text:span><text:span text:style-name="T16">], </text:span><text:span text:style-name="T18">a</text:span><text:span text:style-name="T16">) &gt; number[k], k)</text:span><text:span text:style-name="T14">)</text:span></text:p>
      <text:p text:style-name="P13"><text:span text:style-name="T14"><text:tab/>We can now show that even if a process b ∈ </text:span><text:span text:style-name="T17">A </text:span><text:span text:style-name="T14">is interested by enter in the CS, he <text:tab/>will not success. </text:span></text:p>
      <text:p text:style-name="P14"><text:span text:style-name="T14"><text:tab/>We’re doing this by showing that to enter in the CS, b must </text:span><text:span text:style-name="T19">write and read:</text:span></text:p>
      <text:p text:style-name="P12"><text:span text:style-name="T19"><text:tab/>Write</text:span><text:span text:style-name="T12">b</text:span><text:span text:style-name="T19">(inter[b] = true) → Write</text:span><text:span text:style-name="T12">b</text:span><text:span text:style-name="T19">(number[b] = 2) →</text:span></text:p>
      <text:p text:style-name="P11"><text:span text:style-name="T14"><text:tab/>Read</text:span><text:span text:style-name="T11">b</text:span><text:span text:style-name="T14">(not </text:span><text:span text:style-name="T15">exist k != </text:span><text:span text:style-name="T16">i</text:span><text:span text:style-name="T15"> s.t. : </text:span><text:span text:style-name="T16">inter[k] == true AND (number[</text:span><text:span text:style-name="T18">b</text:span><text:span text:style-name="T16">], </text:span><text:span text:style-name="T18">b</text:span><text:span text:style-name="T16">) &gt; number[k], k)</text:span><text:span text:style-name="T14">)</text:span></text:p>
      <text:p text:style-name="P14"><text:span text:style-name="T14"><text:tab/>which is not possible since we have </text:span><text:span text:style-name="T19">a != b such that inter[a] = true AND <text:tab/>(number[b], b) &gt; (number[a], a)</text:span></text:p>
      <text:p text:style-name="P15"><draw:custom-shape text:anchor-type="paragraph" draw:z-index="0" draw:name="Shape1" draw:style-name="gr1" draw:text-style-name="P22" svg:width="0.274in" svg:height="0.274in" svg:x="6.5937in" svg:y="0.1945in"><text:p/><draw:enhanced-geometry svg:viewBox="0 0 21600 21600" draw:type="rectangle" draw:enhanced-path="M 0 0 L 21600 0 21600 21600 0 21600 0 0 Z N"/></draw:custom-shape><text:span text:style-name="T14"><text:tab/>Then, the process b have no access to the CS, contradicting the assumption.</text:span></text:p>
      <text:p text:style-name="P15"><text:span text:style-name="T14"/></text:p>
      <text:p text:style-name="P15"><text:span text:style-name="T14"/></text:p>
      <text:p text:style-name="P16"><text:span text:style-name="T14">Starvation freedom:</text:span></text:p>
      <text:p text:style-name="P16"><text:span text:style-name="T14"/></text:p>
      <text:p text:style-name="P17"><text:span text:style-name="T14"><text:tab/>Assume for the sake of the contradiction </text:span><text:span text:style-name="T20">that the bakery algorithm is not provide <text:tab/>starvation freedom. </text:span><text:span text:style-name="T22">Assuming a set A of processes interested by enter in the CS.</text:span></text:p>
      <text:p text:style-name="P17"><text:span text:style-name="T17"><text:tab/>Assuming a ∈ A </text:span><text:span text:style-name="T20">stuck forever in the entry code (by assumption that the algorithm <text:tab/>is not starvation free)</text:span><text:span text:style-name="T17">, then examining the code we have:</text:span></text:p>
      <text:p text:style-name="P21"><text:span text:style-name="T6"><text:tab/>Write</text:span><text:span text:style-name="T9">a</text:span><text:span text:style-name="T4">(inter[a] = true) → Write</text:span><text:span text:style-name="T8">a</text:span><text:span text:style-name="T4">(number[a] = 1) →</text:span></text:p>
      <text:p text:style-name="P18"><text:span text:style-name="T17"><text:tab/>Read</text:span><text:span text:style-name="T13">a</text:span><text:span text:style-name="T17">(</text:span><text:span text:style-name="T15">exist k != </text:span><text:span text:style-name="T16">i</text:span><text:span text:style-name="T15"> s.t. : </text:span><text:span text:style-name="T16">inter[k] == true AND (number[</text:span><text:span text:style-name="T18">a</text:span><text:span text:style-name="T16">], </text:span><text:span text:style-name="T18">a</text:span><text:span text:style-name="T16">) &gt; number[k], k)</text:span><text:span text:style-name="T17">)</text:span></text:p>
      <text:p text:style-name="P19"><draw:custom-shape text:anchor-type="paragraph" draw:z-index="1" draw:name="Shape1" draw:style-name="gr1" draw:text-style-name="P22" svg:width="0.274in" svg:height="0.274in" svg:x="6.4181in" svg:y="1.1244in"><text:p/><draw:enhanced-geometry svg:viewBox="0 0 21600 21600" draw:type="rectangle" draw:enhanced-path="M 0 0 L 21600 0 21600 21600 0 21600 0 0 Z N"/></draw:custom-shape><text:soft-page-break/><text:span text:style-name="T17"><text:tab/>T</text:span><text:span text:style-name="T14">hen, we’re now focusing about the </text:span><text:span text:style-name="T21">process k</text:span><text:span text:style-name="T14">. </text:span><text:span text:style-name="T21">Either the process k is also stuck <text:tab/>on the while loop and so by induction we focusing on the process j which is the <text:tab/>process which block the process k, or the process is in the CS, and when k will <text:tab/>enter in the exit code, he will state inter[k] as false, and so, when a will have <text:tab/>running time, he will be assure to enter in the CS, contradicting the assumption <text:tab/>and finishing to prove the clai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1:46:24.515481932</meta:creation-date>
    <dc:date>2018-07-09T13:35:56.073805477</dc:date>
    <meta:editing-duration>PT5M49S</meta:editing-duration>
    <meta:editing-cycles>1</meta:editing-cycles>
    <meta:document-statistic meta:table-count="0" meta:image-count="0" meta:object-count="0" meta:page-count="2" meta:paragraph-count="27" meta:word-count="380" meta:character-count="2051" meta:non-whitespace-character-count="1671"/>
    <meta:generator>LibreOffice/6.0.3.2$Linux_X86_64 LibreOffice_project/00m0$Build-2</meta:generator>
  </office:meta>
</office:document-meta>
</file>